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cause for alarm. Make sure to take them on
one a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/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member—focus them individually. Don't
spread your attacks out, and we'll bring them
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agree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/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/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/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/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